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4pt" fo:font-weight="bold" officeooo:rsid="0000afcb" officeooo:paragraph-rsid="00127e04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Segoe UI" fo:font-size="14pt" fo:font-weight="bold" officeooo:rsid="0000afcb" officeooo:paragraph-rsid="001b6952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Segoe UI" fo:font-size="14pt" fo:font-weight="bold" officeooo:rsid="0000afcb" officeooo:paragraph-rsid="002bae63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Segoe UI" fo:font-size="14pt" fo:font-weight="bold" officeooo:rsid="0000afcb" officeooo:paragraph-rsid="002fad1b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127e04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egoe UI" fo:font-size="12pt" style:text-underline-style="none" fo:font-weight="bold" officeooo:rsid="0000afcb" officeooo:paragraph-rsid="002bae63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Segoe UI" fo:font-size="12pt" style:text-underline-style="none" fo:font-weight="bold" officeooo:rsid="0000afcb" officeooo:paragraph-rsid="002fad1b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Segoe UI" fo:font-size="10pt" style:text-underline-style="none" fo:font-weight="bold" officeooo:rsid="0000afcb" officeooo:paragraph-rsid="00127e04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Segoe UI" fo:font-size="10pt" style:text-underline-style="none" fo:font-weight="bold" officeooo:rsid="0000afcb" officeooo:paragraph-rsid="002bae63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Segoe UI" fo:font-size="10pt" style:text-underline-style="none" fo:font-weight="bold" officeooo:rsid="0000afcb" officeooo:paragraph-rsid="002fad1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Segoe UI" fo:font-size="10pt" style:text-underline-style="none" fo:font-weight="bold" officeooo:rsid="0000afcb" officeooo:paragraph-rsid="0040013a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Segoe UI" fo:font-size="10pt" style:text-underline-style="none" fo:font-weight="bold" officeooo:rsid="0000afcb" officeooo:paragraph-rsid="0041f666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text-properties style:font-name="Segoe UI" fo:font-size="10pt" fo:font-style="normal" style:text-underline-style="none" fo:font-weight="normal" officeooo:rsid="001b6952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font-name="Segoe UI" fo:font-size="10pt" fo:font-style="normal" style:text-underline-style="none" fo:font-weight="normal" officeooo:rsid="002bae63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text-properties style:font-name="Segoe UI" fo:font-size="10pt" fo:font-style="normal" style:text-underline-style="none" fo:font-weight="normal" officeooo:rsid="0014545f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Segoe UI" fo:font-size="10pt" fo:font-style="normal" style:text-underline-style="none" fo:font-weight="normal" officeooo:rsid="0014545f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style:font-name="Segoe UI" fo:font-size="10pt" fo:font-style="normal" style:text-underline-style="none" fo:font-weight="normal" officeooo:rsid="002e4947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Standard">
      <style:text-properties style:font-name="Segoe UI" fo:font-size="10pt" fo:font-style="italic" style:text-underline-style="none" fo:font-weight="normal" officeooo:rsid="00060897" officeooo:paragraph-rsid="002fad1b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text-properties officeooo:paragraph-rsid="002bae63"/>
    </style:style>
    <style:style style:name="P36" style:family="paragraph" style:parent-style-name="Standard" style:list-style-name="L1">
      <style:text-properties officeooo:paragraph-rsid="002fad1b"/>
    </style:style>
    <style:style style:name="P3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e69cb" officeooo:paragraph-rsid="000e69cb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5">
      <style:text-properties style:font-name="Segoe UI" fo:font-size="10pt" fo:font-style="normal" style:text-underline-style="solid" style:text-underline-width="auto" style:text-underline-color="font-color" fo:font-weight="normal" officeooo:rsid="001982d8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13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4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text-properties style:font-name="Segoe UI" fo:font-size="10pt" fo:font-style="normal" style:text-underline-style="none" fo:font-weight="normal" officeooo:rsid="0018349f" officeooo:paragraph-rsid="0018349f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2">
      <style:text-properties style:font-name="Segoe UI" fo:font-size="10pt" fo:font-style="normal" style:text-underline-style="none" fo:font-weight="normal" officeooo:rsid="000e69cb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2">
      <style:text-properties style:font-name="Segoe UI" fo:font-size="10pt" fo:font-style="normal" style:text-underline-style="none" fo:font-weight="normal" officeooo:rsid="0023dfdf" officeooo:paragraph-rsid="0023dfd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7dde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982d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27e04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4545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1b6952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bae6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 style:list-style-name="L1">
      <style:text-properties style:font-name="Segoe UI" fo:font-size="10pt" fo:font-style="normal" style:text-underline-style="none" fo:font-weight="normal" officeooo:rsid="00101041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 style:list-style-name="L4">
      <style:text-properties style:font-name="Segoe UI" fo:font-size="10pt" fo:font-style="normal" style:text-underline-style="none" fo:font-weight="normal" officeooo:rsid="00101041" officeooo:paragraph-rsid="00101041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 style:list-style-name="L3">
      <style:text-properties style:font-name="Segoe UI" fo:font-size="10pt" fo:font-style="normal" style:text-underline-style="none" fo:font-weight="normal" officeooo:rsid="00283fb8" officeooo:paragraph-rsid="00283fb8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 style:list-style-name="L5">
      <style:text-properties style:font-name="Segoe UI" fo:font-size="10pt" fo:font-style="normal" style:text-underline-style="none" fo:font-weight="normal" officeooo:rsid="003eb0d8" officeooo:paragraph-rsid="003eb0d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34537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 style:list-style-name="L9">
      <style:text-properties style:font-name="Segoe UI" fo:font-size="10pt" fo:font-style="normal" style:text-underline-style="none" fo:font-weight="normal" officeooo:rsid="002bae63" officeooo:paragraph-rsid="002e4947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 style:list-style-name="L10">
      <style:text-properties style:font-name="Segoe UI" fo:font-size="10pt" fo:font-style="normal" style:text-underline-style="none" fo:font-weight="normal" officeooo:rsid="002fad1b" officeooo:paragraph-rsid="002fad1b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 style:list-style-name="L12">
      <style:text-properties style:font-name="Segoe UI" fo:font-size="10pt" fo:font-style="normal" style:text-underline-style="none" fo:font-weight="normal" officeooo:rsid="00312a45" officeooo:paragraph-rsid="00312a45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2">
      <style:text-properties style:font-name="Segoe UI" fo:font-size="10pt" fo:font-style="italic" style:text-underline-style="none" fo:font-weight="normal" officeooo:rsid="0024e78f" officeooo:paragraph-rsid="0024e78f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 style:list-style-name="L2">
      <style:text-properties style:font-name="Segoe UI" fo:font-size="10pt" fo:font-style="italic" style:text-underline-style="none" fo:font-weight="normal" officeooo:rsid="000e69cb" officeooo:paragraph-rsid="0023dfdf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4">
      <style:text-properties style:font-name="Segoe UI" fo:font-size="10pt" fo:font-style="italic" style:text-underline-style="none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4" style:family="paragraph" style:parent-style-name="Standard" style:list-style-name="L7">
      <style:text-properties style:font-name="Segoe UI" fo:font-size="10pt" fo:font-style="italic" style:text-underline-style="none" fo:font-weight="bold" officeooo:rsid="0016018e" officeooo:paragraph-rsid="0016018e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 style:list-style-name="L7">
      <style:text-properties style:font-name="Segoe UI" fo:font-size="10pt" fo:font-style="italic" style:text-underline-style="none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4">
      <style:text-properties style:font-name="Segoe UI" fo:font-size="10pt" fo:font-style="italic" style:text-underline-style="solid" style:text-underline-width="auto" style:text-underline-color="font-color" fo:font-weight="normal" officeooo:rsid="00101041" officeooo:paragraph-rsid="00101041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982d8" officeooo:paragraph-rsid="001982d8" style:font-size-asian="10pt" style:font-style-asian="italic" style:font-weight-asian="normal" style:font-size-complex="10pt" style:font-style-complex="italic" style:font-weight-complex="normal"/>
    </style:style>
    <style:style style:name="P68" style:family="paragraph" style:parent-style-name="Standard" style:list-style-name="L1">
      <style:text-properties style:font-name="Segoe UI" fo:font-size="10pt" fo:font-style="italic" style:text-underline-style="solid" style:text-underline-width="auto" style:text-underline-color="font-color" fo:font-weight="normal" officeooo:rsid="0014545f" officeooo:paragraph-rsid="0014545f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6e7e8" officeooo:paragraph-rsid="0016e7e8" style:font-size-asian="10pt" style:font-style-asian="italic" style:font-weight-asian="bold" style:font-size-complex="10pt" style:font-style-complex="italic" style:font-weight-complex="bold"/>
    </style:style>
    <style:style style:name="P70" style:family="paragraph" style:parent-style-name="Standard" style:list-style-name="L3"/>
    <style:style style:name="P71" style:family="paragraph" style:parent-style-name="Standard" style:list-style-name="L3">
      <style:text-properties officeooo:paragraph-rsid="00283fb8"/>
    </style:style>
    <style:style style:name="P72" style:family="paragraph" style:parent-style-name="Standard" style:list-style-name="L3">
      <style:text-properties fo:font-style="italic" officeooo:rsid="0029cb01" officeooo:paragraph-rsid="0029cb01" style:font-style-asian="italic" style:font-style-complex="italic"/>
    </style:style>
    <style:style style:name="P73" style:family="paragraph" style:parent-style-name="Standard" style:list-style-name="L8">
      <style:text-properties officeooo:paragraph-rsid="002bae63"/>
    </style:style>
    <style:style style:name="P74" style:family="paragraph" style:parent-style-name="Standard" style:list-style-name="L8">
      <style:text-properties fo:font-style="normal" style:text-underline-style="none" officeooo:rsid="002bae63" officeooo:paragraph-rsid="002bae63" style:font-style-asian="normal" style:font-style-complex="normal"/>
    </style:style>
    <style:style style:name="P75" style:family="paragraph" style:parent-style-name="Standard" style:list-style-name="L8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6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345374" style:font-style-asian="normal" style:font-style-complex="normal"/>
    </style:style>
    <style:style style:name="P77" style:family="paragraph" style:parent-style-name="Standard" style:list-style-name="L9">
      <style:text-properties fo:font-style="normal" style:text-underline-style="solid" style:text-underline-width="auto" style:text-underline-color="font-color" officeooo:rsid="002bae63" officeooo:paragraph-rsid="002bae63" style:font-style-asian="normal" style:font-style-complex="normal"/>
    </style:style>
    <style:style style:name="P78" style:family="paragraph" style:parent-style-name="Standard" style:list-style-name="L9">
      <style:text-properties officeooo:paragraph-rsid="002bae63"/>
    </style:style>
    <style:style style:name="P79" style:family="paragraph" style:parent-style-name="Standard" style:list-style-name="L11">
      <style:text-properties officeooo:paragraph-rsid="002fad1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solid" style:text-underline-width="auto" style:text-underline-color="font-color" officeooo:rsid="000e69cb"/>
    </style:style>
    <style:style style:name="T6" style:family="text">
      <style:text-properties style:text-underline-style="solid" style:text-underline-width="auto" style:text-underline-color="font-color" fo:font-weight="normal" officeooo:rsid="0016018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345374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101041"/>
    </style:style>
    <style:style style:name="T9" style:family="text">
      <style:text-properties style:text-underline-style="solid" style:text-underline-width="auto" style:text-underline-color="font-color" officeooo:rsid="0011bad6"/>
    </style:style>
    <style:style style:name="T10" style:family="text">
      <style:text-properties style:text-underline-style="solid" style:text-underline-width="auto" style:text-underline-color="font-color" officeooo:rsid="00127e04"/>
    </style:style>
    <style:style style:name="T11" style:family="text">
      <style:text-properties style:text-underline-style="solid" style:text-underline-width="auto" style:text-underline-color="font-color" officeooo:rsid="0014545f"/>
    </style:style>
    <style:style style:name="T12" style:family="text">
      <style:text-properties style:text-underline-style="solid" style:text-underline-width="auto" style:text-underline-color="font-color" officeooo:rsid="001982d8"/>
    </style:style>
    <style:style style:name="T13" style:family="text">
      <style:text-properties style:text-underline-style="solid" style:text-underline-width="auto" style:text-underline-color="font-color" officeooo:rsid="001b6952"/>
    </style:style>
    <style:style style:name="T14" style:family="text">
      <style:text-properties style:text-underline-style="solid" style:text-underline-width="auto" style:text-underline-color="font-color" officeooo:rsid="001f01e6"/>
    </style:style>
    <style:style style:name="T15" style:family="text">
      <style:text-properties style:text-underline-style="solid" style:text-underline-width="auto" style:text-underline-color="font-color" officeooo:rsid="00221022"/>
    </style:style>
    <style:style style:name="T16" style:family="text">
      <style:text-properties style:text-underline-style="solid" style:text-underline-width="auto" style:text-underline-color="font-color" officeooo:rsid="002bae63"/>
    </style:style>
    <style:style style:name="T17" style:family="text">
      <style:text-properties style:text-underline-style="solid" style:text-underline-width="auto" style:text-underline-color="font-color" officeooo:rsid="002d8daf"/>
    </style:style>
    <style:style style:name="T18" style:family="text">
      <style:text-properties style:text-underline-style="solid" style:text-underline-width="auto" style:text-underline-color="font-color" officeooo:rsid="002fad1b"/>
    </style:style>
    <style:style style:name="T19" style:family="text">
      <style:text-properties style:text-underline-style="solid" style:text-underline-width="auto" style:text-underline-color="font-color" officeooo:rsid="00312a45"/>
    </style:style>
    <style:style style:name="T20" style:family="text">
      <style:text-properties style:text-underline-style="solid" style:text-underline-width="auto" style:text-underline-color="font-color" officeooo:rsid="00158aca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60897"/>
    </style:style>
    <style:style style:name="T23" style:family="text">
      <style:text-properties style:text-underline-style="none" officeooo:rsid="0006403f"/>
    </style:style>
    <style:style style:name="T24" style:family="text">
      <style:text-properties style:text-underline-style="none" officeooo:rsid="00067cd3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officeooo:rsid="000e69cb"/>
    </style:style>
    <style:style style:name="T27" style:family="text">
      <style:text-properties style:text-underline-style="none" officeooo:rsid="00101041"/>
    </style:style>
    <style:style style:name="T28" style:family="text">
      <style:text-properties style:text-underline-style="none" officeooo:rsid="0011bad6"/>
    </style:style>
    <style:style style:name="T29" style:family="text">
      <style:text-properties style:text-underline-style="none" officeooo:rsid="0009e6a9"/>
    </style:style>
    <style:style style:name="T30" style:family="text">
      <style:text-properties style:text-underline-style="none" officeooo:rsid="00127e04"/>
    </style:style>
    <style:style style:name="T31" style:family="text">
      <style:text-properties style:text-underline-style="none" officeooo:rsid="0014545f"/>
    </style:style>
    <style:style style:name="T32" style:family="text">
      <style:text-properties style:text-underline-style="none" officeooo:rsid="001982d8"/>
    </style:style>
    <style:style style:name="T33" style:family="text">
      <style:text-properties style:text-underline-style="none" officeooo:rsid="001b6952"/>
    </style:style>
    <style:style style:name="T34" style:family="text">
      <style:text-properties style:text-underline-style="none" officeooo:rsid="001f01e6"/>
    </style:style>
    <style:style style:name="T35" style:family="text">
      <style:text-properties style:text-underline-style="none" officeooo:rsid="0020d0e9"/>
    </style:style>
    <style:style style:name="T36" style:family="text">
      <style:text-properties style:text-underline-style="none" officeooo:rsid="002bae63"/>
    </style:style>
    <style:style style:name="T37" style:family="text">
      <style:text-properties style:text-underline-style="none" officeooo:rsid="002fad1b"/>
    </style:style>
    <style:style style:name="T38" style:family="text">
      <style:text-properties style:text-underline-style="none" officeooo:rsid="00312a45"/>
    </style:style>
    <style:style style:name="T39" style:family="text">
      <style:text-properties fo:font-style="italic" style:text-underline-style="none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4e78f" style:font-style-asian="italic" style:font-style-complex="italic"/>
    </style:style>
    <style:style style:name="T42" style:family="text">
      <style:text-properties fo:font-style="italic" officeooo:rsid="002d8daf" style:font-style-asian="italic" style:font-style-complex="italic"/>
    </style:style>
    <style:style style:name="T43" style:family="text">
      <style:text-properties fo:color="#000000" fo:font-size="12pt" fo:font-style="normal" style:font-size-asian="12pt" style:font-style-asian="normal"/>
    </style:style>
    <style:style style:name="T44" style:family="text">
      <style:text-properties fo:color="#000000" fo:font-size="12pt" fo:font-style="normal" officeooo:rsid="0002d49d" style:font-size-asian="12pt" style:font-style-asian="normal"/>
    </style:style>
    <style:style style:name="T45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46" style:family="text">
      <style:text-properties fo:color="#000000" fo:font-size="12pt" fo:font-style="normal" officeooo:rsid="00101041" style:font-size-asian="12pt" style:font-style-asian="normal" style:font-style-complex="normal"/>
    </style:style>
    <style:style style:name="T47" style:family="text">
      <style:text-properties fo:color="#000000" fo:font-size="12pt" fo:font-style="normal" officeooo:rsid="004341c4" style:font-size-asian="12pt" style:font-style-asian="normal"/>
    </style:style>
    <style:style style:name="T48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50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1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52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53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54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55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56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57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58" style:family="text">
      <style:text-properties officeooo:rsid="00060897"/>
    </style:style>
    <style:style style:name="T59" style:family="text">
      <style:text-properties officeooo:rsid="0006403f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a28b0" style:font-weight-asian="bold" style:font-weight-complex="bold"/>
    </style:style>
    <style:style style:name="T62" style:family="text">
      <style:text-properties fo:font-weight="bold" officeooo:rsid="0024e78f" style:font-weight-asian="bold" style:font-weight-complex="bold"/>
    </style:style>
    <style:style style:name="T63" style:family="text">
      <style:text-properties fo:font-weight="bold" officeooo:rsid="002d8daf" style:font-weight-asian="bold" style:font-weight-complex="bold"/>
    </style:style>
    <style:style style:name="T64" style:family="text">
      <style:text-properties fo:font-weight="bold" officeooo:rsid="00158aca" style:font-weight-asian="bold" style:font-weight-complex="bold"/>
    </style:style>
    <style:style style:name="T65" style:family="text">
      <style:text-properties officeooo:rsid="00067cd3"/>
    </style:style>
    <style:style style:name="T66" style:family="text">
      <style:text-properties officeooo:rsid="000a28b0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27e04" style:font-weight-asian="normal" style:font-weight-complex="normal"/>
    </style:style>
    <style:style style:name="T69" style:family="text">
      <style:text-properties fo:font-weight="normal" officeooo:rsid="00158aca" style:font-weight-asian="normal" style:font-weight-complex="normal"/>
    </style:style>
    <style:style style:name="T70" style:family="text">
      <style:text-properties fo:font-weight="normal" officeooo:rsid="0016018e" style:font-weight-asian="normal" style:font-weight-complex="normal"/>
    </style:style>
    <style:style style:name="T71" style:family="text">
      <style:text-properties fo:font-weight="normal" officeooo:rsid="001d6521" style:font-weight-asian="normal" style:font-weight-complex="normal"/>
    </style:style>
    <style:style style:name="T72" style:family="text">
      <style:text-properties fo:font-weight="normal" officeooo:rsid="00345374" style:font-weight-asian="normal" style:font-weight-complex="normal"/>
    </style:style>
    <style:style style:name="T73" style:family="text">
      <style:text-properties fo:font-weight="normal" officeooo:rsid="0040013a" style:font-weight-asian="normal" style:font-weight-complex="normal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347db8" style:font-style-asian="normal" style:font-style-complex="normal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8" style:family="text">
      <style:text-properties fo:font-style="normal" style:text-underline-style="solid" style:text-underline-width="auto" style:text-underline-color="font-color" officeooo:rsid="001f01e6" style:font-style-asian="normal" style:font-style-complex="normal"/>
    </style:style>
    <style:style style:name="T7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solid" style:text-underline-width="auto" style:text-underline-color="font-color" fo:font-weight="normal" officeooo:rsid="00221022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solid" style:text-underline-width="auto" style:text-underline-color="font-color" fo:font-weight="normal" officeooo:rsid="00345374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solid" style:text-underline-width="auto" style:text-underline-color="font-color" fo:font-weight="normal" officeooo:rsid="00347db8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style:font-style-asian="normal" style:font-style-complex="normal"/>
    </style:style>
    <style:style style:name="T8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0d0e9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21022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345374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47db8" style:font-style-asian="normal" style:font-weight-asian="normal" style:font-style-complex="normal" style:font-weight-complex="normal"/>
    </style:style>
    <style:style style:name="T91" style:family="text">
      <style:text-properties officeooo:rsid="00127e04"/>
    </style:style>
    <style:style style:name="T92" style:family="text">
      <style:text-properties officeooo:rsid="0016018e"/>
    </style:style>
    <style:style style:name="T93" style:family="text">
      <style:text-properties officeooo:rsid="001982d8"/>
    </style:style>
    <style:style style:name="T94" style:family="text">
      <style:text-properties officeooo:rsid="0024e78f"/>
    </style:style>
    <style:style style:name="T95" style:family="text">
      <style:text-properties officeooo:rsid="00264f91"/>
    </style:style>
    <style:style style:name="T96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Segoe UI" fo:font-size="10pt" fo:font-style="normal" style:text-underline-style="none" fo:font-weight="normal" officeooo:rsid="00283fb8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Segoe UI" fo:font-size="10pt" fo:font-style="normal" style:text-underline-style="none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Segoe UI" fo:font-size="10pt" fo:font-style="normal" style:text-underline-style="none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Segoe UI" fo:font-size="10pt" fo:font-style="normal" style:text-underline-style="none" fo:font-weight="normal" officeooo:rsid="002d8daf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Segoe UI" fo:font-size="10pt" fo:font-style="normal" style:text-underline-style="none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Segoe UI" fo:font-size="10pt" fo:font-style="normal" style:text-underline-style="none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Segoe UI" fo:font-size="10pt" fo:font-style="normal" style:text-underline-style="none" fo:font-weight="normal" officeooo:rsid="00264f91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Segoe UI" fo:font-size="10pt" fo:font-style="normal" style:text-underline-style="none" fo:font-weight="normal" officeooo:rsid="002fad1b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Segoe UI" fo:font-size="10pt" fo:font-style="normal" style:text-underline-style="none" fo:font-weight="normal" officeooo:rsid="00329eb8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Segoe UI" fo:font-size="10pt" fo:font-style="normal" style:text-underline-style="none" fo:font-weight="normal" officeooo:rsid="00345374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8" style:family="text">
      <style:text-properties style:font-name="Segoe UI" fo:font-size="10pt" fo:font-style="normal" style:text-underline-style="none" fo:font-weight="bold" officeooo:rsid="00283fb8" style:font-size-asian="10pt" style:font-style-asian="normal" style:font-weight-asian="bold" style:font-size-complex="10pt" style:font-style-complex="normal" style:font-weight-complex="bold"/>
    </style:style>
    <style:style style:name="T109" style:family="text">
      <style:text-properties style:font-name="Segoe UI" fo:font-size="10pt" fo:font-style="normal" style:text-underline-style="none" fo:font-weight="bold" officeooo:rsid="002bae63" style:font-size-asian="10pt" style:font-style-asian="normal" style:font-weight-asian="bold" style:font-size-complex="10pt" style:font-style-complex="normal" style:font-weight-complex="bold"/>
    </style:style>
    <style:style style:name="T110" style:family="text">
      <style:text-properties style:font-name="Segoe UI" fo:font-size="10pt" fo:font-style="normal" style:text-underline-style="none" fo:font-weight="bold" officeooo:rsid="0014545f" style:font-size-asian="10pt" style:font-style-asian="normal" style:font-weight-asian="bold" style:font-size-complex="10pt" style:font-style-complex="normal" style:font-weight-complex="bold"/>
    </style:style>
    <style:style style:name="T111" style:family="text">
      <style:text-properties style:font-name="Segoe UI" fo:font-size="10pt" fo:font-style="normal" style:text-underline-style="none" fo:font-weight="bold" officeooo:rsid="002e4947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style:font-name="Segoe UI" fo:font-size="10pt" fo:font-style="normal" style:text-underline-style="solid" style:text-underline-width="auto" style:text-underline-color="font-color" fo:font-weight="normal" officeooo:rsid="002bae63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style:font-name="Segoe UI" fo:font-size="10pt" fo:font-style="normal" style:text-underline-style="solid" style:text-underline-width="auto" style:text-underline-color="font-color" fo:font-weight="normal" officeooo:rsid="0014545f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style:font-name="Segoe UI" fo:font-size="10pt" fo:font-style="normal" style:text-underline-style="solid" style:text-underline-width="auto" style:text-underline-color="font-color" fo:font-weight="normal" officeooo:rsid="002e4947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style:font-name="Segoe UI" fo:font-size="10pt" fo:font-style="normal" style:text-underline-style="solid" style:text-underline-width="auto" style:text-underline-color="font-color" fo:font-weight="normal" officeooo:rsid="00101041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style:font-name="Segoe UI" fo:font-size="10pt" fo:font-style="italic" style:text-underline-style="none" fo:font-weight="normal" officeooo:rsid="00283fb8" style:font-size-asian="10pt" style:font-style-asian="italic" style:font-weight-asian="normal" style:font-size-complex="10pt" style:font-style-complex="italic" style:font-weight-complex="normal"/>
    </style:style>
    <style:style style:name="T117" style:family="text">
      <style:text-properties style:font-name="Segoe UI" fo:font-size="10pt" fo:font-style="italic" style:text-underline-style="none" fo:font-weight="normal" officeooo:rsid="002bae63" style:font-size-asian="10pt" style:font-style-asian="italic" style:font-weight-asian="normal" style:font-size-complex="10pt" style:font-style-complex="italic" style:font-weight-complex="normal"/>
    </style:style>
    <style:style style:name="T118" style:family="text">
      <style:text-properties style:font-name="Segoe UI" fo:font-size="10pt" fo:font-style="italic" style:text-underline-style="none" fo:font-weight="normal" officeooo:rsid="002d8daf" style:font-size-asian="10pt" style:font-style-asian="italic" style:font-weight-asian="normal" style:font-size-complex="10pt" style:font-style-complex="italic" style:font-weight-complex="normal"/>
    </style:style>
    <style:style style:name="T119" style:family="text">
      <style:text-properties style:font-name="Segoe UI" fo:font-size="10pt" fo:font-style="italic" style:text-underline-style="none" fo:font-weight="normal" officeooo:rsid="002e4947" style:font-size-asian="10pt" style:font-style-asian="italic" style:font-weight-asian="normal" style:font-size-complex="10pt" style:font-style-complex="italic" style:font-weight-complex="normal"/>
    </style:style>
    <style:style style:name="T120" style:family="text">
      <style:text-properties style:font-name="Segoe U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21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22" style:family="text">
      <style:text-properties style:font-name="Segoe UI" fo:font-size="10pt" style:text-underline-style="none" fo:font-weight="normal" officeooo:rsid="00158aca" style:font-size-asian="10pt" style:font-weight-asian="normal" style:font-size-complex="10pt" style:font-weight-complex="normal"/>
    </style:style>
    <style:style style:name="T123" style:family="text">
      <style:text-properties style:font-name="Segoe UI" fo:font-size="10pt" style:text-underline-style="none" fo:font-weight="normal" officeooo:rsid="0016018e" style:font-size-asian="10pt" style:font-weight-asian="normal" style:font-size-complex="10pt" style:font-weight-complex="normal"/>
    </style:style>
    <style:style style:name="T124" style:family="text">
      <style:text-properties style:font-name="Segoe UI" fo:font-size="10pt" style:text-underline-style="none" fo:font-weight="normal" officeooo:rsid="002bae63" style:font-size-asian="10pt" style:font-weight-asian="normal" style:font-size-complex="10pt" style:font-weight-complex="normal"/>
    </style:style>
    <style:style style:name="T125" style:family="text">
      <style:text-properties style:font-name="Segoe UI" fo:font-size="10pt" style:text-underline-style="none" fo:font-weight="normal" officeooo:rsid="002d8daf" style:font-size-asian="10pt" style:font-weight-asian="normal" style:font-size-complex="10pt" style:font-weight-complex="normal"/>
    </style:style>
    <style:style style:name="T126" style:family="text">
      <style:text-properties style:font-name="Segoe UI" fo:font-size="10pt" style:text-underline-style="none" fo:font-weight="normal" officeooo:rsid="002e4947" style:font-size-asian="10pt" style:font-weight-asian="normal" style:font-size-complex="10pt" style:font-weight-complex="normal"/>
    </style:style>
    <style:style style:name="T127" style:family="text">
      <style:text-properties style:font-name="Segoe UI" fo:font-size="10pt" style:text-underline-style="none" fo:font-weight="normal" officeooo:rsid="002f7df7" style:font-size-asian="10pt" style:font-weight-asian="normal" style:font-size-complex="10pt" style:font-weight-complex="normal"/>
    </style:style>
    <style:style style:name="T128" style:family="text">
      <style:text-properties style:font-name="Segoe UI" fo:font-size="10pt" style:text-underline-style="none" fo:font-weight="normal" officeooo:rsid="00329eb8" style:font-size-asian="10pt" style:font-weight-asian="normal" style:font-size-complex="10pt" style:font-weight-complex="normal"/>
    </style:style>
    <style:style style:name="T129" style:family="text">
      <style:text-properties style:font-name="Segoe UI" fo:font-size="10pt" style:text-underline-style="none" fo:font-weight="normal" officeooo:rsid="00345374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31" style:family="text">
      <style:text-properties style:font-name="Segoe UI" fo:font-size="10pt" style:text-underline-style="none" fo:font-weight="bold" officeooo:rsid="002f7df7" style:font-size-asian="10pt" style:font-weight-asian="bold" style:font-size-complex="10pt" style:font-weight-complex="bold"/>
    </style:style>
    <style:style style:name="T132" style:family="text">
      <style:text-properties style:font-name="Segoe U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33" style:family="text">
      <style:text-properties style:font-name="Segoe UI" fo:font-size="10pt" style:text-underline-style="solid" style:text-underline-width="auto" style:text-underline-color="font-color" fo:font-weight="normal" officeooo:rsid="0016018e" style:font-size-asian="10pt" style:font-weight-asian="normal" style:font-size-complex="10pt" style:font-weight-complex="normal"/>
    </style:style>
    <style:style style:name="T134" style:family="text">
      <style:text-properties style:font-name="Segoe UI" fo:font-size="10pt" style:text-underline-style="solid" style:text-underline-width="auto" style:text-underline-color="font-color" fo:font-weight="normal" officeooo:rsid="002d8daf" style:font-size-asian="10pt" style:font-weight-asian="normal" style:font-size-complex="10pt" style:font-weight-complex="normal"/>
    </style:style>
    <style:style style:name="T135" style:family="text">
      <style:text-properties style:font-name="Segoe UI" fo:font-size="10pt" style:text-underline-style="solid" style:text-underline-width="auto" style:text-underline-color="font-color" fo:font-weight="normal" officeooo:rsid="00329eb8" style:font-size-asian="10pt" style:font-weight-asian="normal" style:font-size-complex="10pt" style:font-weight-complex="normal"/>
    </style:style>
    <style:style style:name="T136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7" style:family="text">
      <style:text-properties style:font-name="Segoe UI" fo:font-size="10pt" fo:font-weight="normal" officeooo:rsid="002d8daf" style:font-size-asian="10pt" style:font-weight-asian="normal" style:font-size-complex="10pt" style:font-weight-complex="normal"/>
    </style:style>
    <style:style style:name="T138" style:family="text">
      <style:text-properties style:font-name="Segoe UI" fo:font-size="10pt" fo:font-weight="normal" officeooo:rsid="002f7df7" style:font-size-asian="10pt" style:font-weight-asian="normal" style:font-size-complex="10pt" style:font-weight-complex="normal"/>
    </style:style>
    <style:style style:name="T139" style:family="text">
      <style:text-properties style:font-name="Segoe UI" fo:font-size="10pt" fo:font-weight="bold" style:font-size-asian="10pt" style:font-weight-asian="bold" style:font-size-complex="10pt" style:font-weight-complex="bold"/>
    </style:style>
    <style:style style:name="T140" style:family="text">
      <style:text-properties officeooo:rsid="002d8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47">RR</text:span><text:span text:style-name="T43">Pre-condizioni </text:span><text:span text:style-name="T44">generali </text:span><text:span text:style-name="T43">: </text:span><text:span text:style-name="T49">L’attore è identificato con un’istanza </text:span><text:span text:style-name="T55">ch</text:span><text:span text:style-name="T51"> di Chef</text:span><text:span text:style-name="T48"> ed esiste almeno un’</text:span><text:span text:style-name="T54">istanza di</text:span><text:span text:style-name="T48"> </text:span><text:span text:style-name="T54">E</text:span><text:span text:style-name="T48">vento </text:span><text:span text:style-name="T57">e</text:span><text:span text:style-name="T53"> tale che </text:span><text:span text:style-name="T57">e</text:span><text:span text:style-name="T53"> </text:span><text:span text:style-name="T46">è</text:span><text:span text:style-name="T53"> </text:span><text:span text:style-name="T45">assegnato a</text:span><text:span text:style-name="T52"> </text:span><text:span text:style-name="T56">ch</text:span><text:span text:style-name="T53"> </text:span><text:span text:style-name="T50">in</text:span><text:span text:style-name="T48"> corso affidatogli.</text:span></text:p>
      <text:p text:style-name="P31"/>
      <text:p text:style-name="P2"/>
      <text:p text:style-name="P1"/>
      <text:p text:style-name="P1"><text:span text:style-name="T58">1</text:span>. <text:span text:style-name="T58">apriFoglioRiepilogativo</text:span>(<text:span text:style-name="T5">evento</text:span><text:span text:style-name="T26"> : Evento, </text:span><text:span text:style-name="T5">servizio</text:span><text:span text:style-name="T26"> : Servizio</text:span><text:span text:style-name="T21">)</text:span></text:p>
      <text:p text:style-name="P10"/>
      <text:p text:style-name="P16">Pre-condizioni :</text:p>
      <text:list xml:id="list3272425371" text:style-name="L1">
        <text:list-item>
          <text:p text:style-name="P37">evento<text:span text:style-name="T21"> </text:span><text:span text:style-name="T25">è assegnato a </text:span><text:span text:style-name="T39">ch</text:span></text:p>
        </text:list-item>
        <text:list-item>
          <text:p text:style-name="P38">evento<text:span text:style-name="T21"> </text:span><text:span text:style-name="T25">prevede</text:span><text:span text:style-name="T21"> </text:span>servizio</text:p>
        </text:list-item>
      </text:list>
      <text:p text:style-name="P24"/>
      <text:p text:style-name="P16">Post-condizioni : </text:p>
      <text:list xml:id="list4199372842" text:style-name="L2">
        <text:list-item>
          <text:p text:style-name="P61"><text:span text:style-name="T74">Se esiste in memoria un FoglioRiepilogativo tale che </text:span><text:span text:style-name="T76">si riferisca a </text:span><text:span text:style-name="T77">servizio</text:span><text:span text:style-name="T74"> e </text:span>ch<text:span text:style-name="T74"> lo </text:span><text:span text:style-name="T76">gestisce</text:span><text:span text:style-name="T74">, è stata creata una istanza </text:span>foglio<text:span text:style-name="T74"> avente le informazioni memorizzate</text:span></text:p>
        </text:list-item>
        <text:list-item>
          <text:p text:style-name="P42">Altrimenti</text:p>
          <text:list>
            <text:list-item>
              <text:p text:style-name="P43">è stata creata una nuova istanza <text:span text:style-name="T40">foglio</text:span> di FoglioRiepilogativo</text:p>
            </text:list-item>
            <text:list-item>
              <text:p text:style-name="P62">foglio<text:span text:style-name="T74"> </text:span><text:span text:style-name="T76">si riferisce a </text:span><text:span text:style-name="T77">servizio</text:span></text:p>
            </text:list-item>
            <text:list-item>
              <text:p text:style-name="P62">ch <text:span text:style-name="T76">gestisce</text:span><text:span text:style-name="T74"> </text:span>foglio</text:p>
            </text:list-item>
            <text:list-item>
              <text:p text:style-name="P44">dato il Menù <text:span text:style-name="T40">m</text:span> <text:span text:style-name="T60">in uso in</text:span> <text:span text:style-name="T1">servizio</text:span>, per ogni Mansione di Cucina <text:span text:style-name="T40">man</text:span> che <text:span text:style-name="T60">/serve per </text:span><text:span text:style-name="T40">m</text:span></text:p>
              <text:p text:style-name="P44">è stata creata un’istanza <text:span text:style-name="T40">compito</text:span> di Compito, <text:span text:style-name="T40">compito</text:span> <text:span text:style-name="T60">realizza</text:span> <text:span text:style-name="T40">man</text:span> e <text:span text:style-name="T41">foglio</text:span><text:span text:style-name="T94"> </text:span><text:span text:style-name="T62">elenca</text:span><text:span text:style-name="T94"> </text:span><text:span text:style-name="T41">compito</text:span></text:p>
            </text:list-item>
          </text:list>
        </text:list-item>
      </text:list>
      <text:p text:style-name="P32"/>
      <text:p text:style-name="P4"/>
      <text:p text:style-name="P4"/>
      <text:p text:style-name="P4"><text:span text:style-name="T59">1a</text:span>.<text:span text:style-name="T59">1</text:span> <text:span text:style-name="T59">ripristinaFoglio</text:span>(<text:span text:style-name="T2">foglio</text:span><text:span text:style-name="T22"> : </text:span><text:span text:style-name="T23">FoglioRiepilogativo</text:span><text:span text:style-name="T21">)</text:span></text:p>
      <text:p text:style-name="P11"/>
      <text:p text:style-name="P17">Pre-condizioni :</text:p>
      <text:list xml:id="list101540114289533" text:continue-list="list3272425371" text:style-name="L1">
        <text:list-item>
          <text:p text:style-name="P45">sono stat<text:span text:style-name="T95">e</text:span> <text:span text:style-name="T95">aperte</text:span> una o più istanze di FoglioRiepilogativo comprendenti <text:span text:style-name="T1">foglio</text:span> </text:p>
        </text:list-item>
      </text:list>
      <text:p text:style-name="P25"/>
      <text:p text:style-name="P17">Post-condizioni : </text:p>
      <text:list xml:id="list3500980888" text:style-name="L3">
        <text:list-item>
          <text:p text:style-name="P54">dato il Menù <text:span text:style-name="T40">m</text:span> <text:span text:style-name="T60">in uso nel</text:span> Servizio a cui <text:span text:style-name="T60">si riferisce </text:span><text:span text:style-name="T1">foglio</text:span> </text:p>
          <text:list>
            <text:list-item>
              <text:p text:style-name="P71"><text:span text:style-name="T97">per ogni Mansione di Cucina </text:span><text:span text:style-name="T116">man</text:span><text:span text:style-name="T97"> tale che </text:span><text:span text:style-name="T116">man</text:span><text:span text:style-name="T97"> </text:span><text:span text:style-name="T108">non</text:span><text:span text:style-name="T97"> </text:span><text:span text:style-name="T108">/serve per</text:span><text:span text:style-name="T97"> </text:span><text:span text:style-name="T116">m</text:span><text:span text:style-name="T97"> e per ogni Compito </text:span><text:span text:style-name="T116">compito</text:span><text:span text:style-name="T97"> tale che </text:span><text:span text:style-name="T116">compito</text:span><text:span text:style-name="T97"> </text:span><text:span text:style-name="T108">realizza</text:span><text:span text:style-name="T97"> </text:span><text:span text:style-name="T116">man</text:span><text:span text:style-name="T97">, </text:span><text:span text:style-name="T116">compito</text:span><text:span text:style-name="T97"> è eliminato</text:span></text:p>
            </text:list-item>
            <text:list-item>
              <text:p text:style-name="P70"><text:span text:style-name="T97">per ogni Mansione di Cucina </text:span><text:span text:style-name="T116">man</text:span><text:span text:style-name="T97"> tale che </text:span><text:span text:style-name="T116">man</text:span><text:span text:style-name="T97"> </text:span><text:span text:style-name="T108">serve per</text:span><text:span text:style-name="T97"> </text:span><text:span text:style-name="T116">m</text:span><text:span text:style-name="T97"> e per ogni Compito </text:span><text:span text:style-name="T116">compito </text:span><text:span text:style-name="T97">tale che </text:span><text:span text:style-name="T116">compito</text:span><text:span text:style-name="T97"> </text:span><text:span text:style-name="T108">realizza</text:span><text:span text:style-name="T97"> </text:span><text:span text:style-name="T116">man</text:span></text:p>
              <text:list>
                <text:list-item>
                  <text:p text:style-name="P72"><text:span text:style-name="T121">compito</text:span><text:span text:style-name="T96">.stima tempo = 0</text:span></text:p>
                </text:list-item>
                <text:list-item>
                  <text:p text:style-name="P72"><text:span text:style-name="T121">compito</text:span><text:span text:style-name="T96">.da preparare = sì</text:span></text:p>
                </text:list-item>
                <text:list-item>
                  <text:p text:style-name="P72"><text:span text:style-name="T121">compito</text:span><text:span text:style-name="T96">.quantità = “”</text:span></text:p>
                </text:list-item>
                <text:list-item>
                  <text:p text:style-name="P72"><text:span text:style-name="T96">[se un Cuoco </text:span><text:span text:style-name="T121">c</text:span><text:span text:style-name="T96"> </text:span><text:span text:style-name="T107">lavora a </text:span><text:span text:style-name="T121">compito</text:span><text:span text:style-name="T96">] <text:s/>l’associazione </text:span><text:span text:style-name="T107">lavora a </text:span><text:span text:style-name="T96">tra </text:span><text:span text:style-name="T121">c</text:span><text:span text:style-name="T96"> e </text:span><text:span text:style-name="T121">compito</text:span><text:span text:style-name="T96"> è eliminata</text:span></text:p>
                </text:list-item>
                <text:list-item>
                  <text:p text:style-name="P72"><text:span text:style-name="T96">[se </text:span><text:span text:style-name="T121">compito</text:span><text:span text:style-name="T96"> </text:span><text:span text:style-name="T107">è svolto in </text:span><text:span text:style-name="T96">un TurnoDiCucina </text:span><text:span text:style-name="T121">t</text:span><text:span text:style-name="T96">] <text:s/>l’associazione </text:span><text:span text:style-name="T107">è svolto in </text:span><text:span text:style-name="T96">tra </text:span><text:span text:style-name="T121">compio </text:span><text:span text:style-name="T96">e </text:span><text:span text:style-name="T121">t</text:span><text:span text:style-name="T96"> è eliminata</text:span></text:p>
                </text:list-item>
              </text:list>
            </text:list-item>
          </text:list>
        </text:list-item>
      </text:list>
      <text:p text:style-name="P32"/>
      <text:p text:style-name="P32"/>
      <text:p text:style-name="P32"/>
      <text:p text:style-name="P3"/>
      <text:p text:style-name="P3"/>
      <text:p text:style-name="P3"/>
      <text:p text:style-name="P3"/>
      <text:p text:style-name="P3"><text:soft-page-break/><text:span text:style-name="T65">2</text:span>. <text:span text:style-name="T59">aggiungiCompito</text:span>(<text:span text:style-name="T8">foglio</text:span><text:span text:style-name="T27"> : FoglioRiepilogativo, </text:span><text:span text:style-name="T14">mansione</text:span><text:span text:style-name="T27"> : </text:span><text:span text:style-name="T34">MansioneDiCucina</text:span><text:span text:style-name="T21">)</text:span></text:p>
      <text:p text:style-name="P11"/>
      <text:p text:style-name="P17">Pre-condizioni :</text:p>
      <text:list xml:id="list101542132714679" text:continue-list="list101540114289533" text:style-name="L1">
        <text:list-item>
          <text:p text:style-name="P46">sono state <text:span text:style-name="T95">aperte</text:span> una o più istanze di FoglioRiepilogativo comprendenti <text:span text:style-name="T1">foglio</text:span> </text:p>
        </text:list-item>
      </text:list>
      <text:p text:style-name="P25"/>
      <text:p text:style-name="P17">Post-condizioni : </text:p>
      <text:list xml:id="list1988471383" text:style-name="L4">
        <text:list-item>
          <text:p text:style-name="P53">è stata creata una nuova istanza <text:span text:style-name="T40">compito</text:span> di Compito</text:p>
        </text:list-item>
        <text:list-item>
          <text:p text:style-name="P63">compito<text:span text:style-name="T74"> </text:span><text:span text:style-name="T76">realizza</text:span><text:span text:style-name="T74"> </text:span><text:span text:style-name="T78">mansione</text:span></text:p>
        </text:list-item>
        <text:list-item>
          <text:p text:style-name="P66"><text:span text:style-name="T74">foglio</text:span><text:span text:style-name="T83"> </text:span><text:span text:style-name="T84">elenca</text:span><text:span text:style-name="T83"> </text:span><text:span text:style-name="T21">compito</text:span></text:p>
        </text:list-item>
      </text:list>
      <text:p text:style-name="P32"/>
      <text:p text:style-name="P32"/>
      <text:p text:style-name="P32"/>
      <text:p text:style-name="P3"><text:span text:style-name="T65">2a</text:span>.<text:span text:style-name="T65">1</text:span> <text:span text:style-name="T93">eliminaCompito</text:span>(<text:span text:style-name="T12">foglio</text:span><text:span text:style-name="T32"> : FoglioRiepilogativo, </text:span><text:span text:style-name="T12">compito</text:span><text:span text:style-name="T32"> : Compito</text:span><text:span text:style-name="T21">)</text:span></text:p>
      <text:p text:style-name="P11"/>
      <text:p text:style-name="P17">Pre-condizioni :</text:p>
      <text:list xml:id="list101541637124474" text:continue-list="list101542132714679" text:style-name="L1">
        <text:list-item>
          <text:p text:style-name="P47">sono state <text:span text:style-name="T95">aperte</text:span> una o più istanze di FoglioRiepilogativo comprendenti <text:span text:style-name="T1">foglio</text:span> </text:p>
        </text:list-item>
        <text:list-item>
          <text:p text:style-name="P67"><text:span text:style-name="T74">foglio</text:span><text:span text:style-name="T83"> </text:span><text:span text:style-name="T84">elenca</text:span><text:span text:style-name="T83"> </text:span><text:span text:style-name="T74">compito</text:span></text:p>
        </text:list-item>
      </text:list>
      <text:p text:style-name="P25"/>
      <text:p text:style-name="P17">Post-condizioni : </text:p>
      <text:list xml:id="list1969151013" text:style-name="L5">
        <text:list-item>
          <text:p text:style-name="P55">la relazione <text:span text:style-name="T60">elenca</text:span> tra <text:span text:style-name="T1">foglio</text:span> e <text:span text:style-name="T1">compito</text:span> è eliminata</text:p>
        </text:list-item>
        <text:list-item>
          <text:p text:style-name="P55">[se <text:span text:style-name="T1">compito</text:span> <text:span text:style-name="T60">è svolto in </text:span>un TurnoDiCucina <text:span text:style-name="T40">turno</text:span>] la relazione <text:span text:style-name="T60">è svolto in</text:span> tra <text:span text:style-name="T1">compito</text:span> e <text:span text:style-name="T40">turno</text:span> è eliminata</text:p>
        </text:list-item>
        <text:list-item>
          <text:p text:style-name="P39">compito<text:span text:style-name="T21"> è eliminato</text:span></text:p>
        </text:list-item>
      </text:list>
      <text:p text:style-name="P32"/>
      <text:p text:style-name="P3"/>
      <text:p text:style-name="P3"><text:span text:style-name="T65">3</text:span>. <text:span text:style-name="T65">ordinaCompiti</text:span>(<text:span text:style-name="T9">foglio</text:span><text:span text:style-name="T28"> : FoglioRiepilogativo, </text:span><text:span text:style-name="T29">ordinamento</text:span><text:span text:style-name="T21">)</text:span></text:p>
      <text:p text:style-name="P11"/>
      <text:p text:style-name="P17">Pre-condizioni :</text:p>
      <text:list xml:id="list101542306750184" text:continue-list="list101541637124474" text:style-name="L1">
        <text:list-item>
          <text:p text:style-name="P48">sono state <text:span text:style-name="T95">aperte</text:span> una o più istanze di FoglioRiepilogativo comprendenti <text:span text:style-name="T1">foglio</text:span> </text:p>
        </text:list-item>
      </text:list>
      <text:p text:style-name="P25"/>
      <text:p text:style-name="P17">Post-condizioni : </text:p>
      <text:list xml:id="list2232648338" text:style-name="L6">
        <text:list-item>
          <text:p text:style-name="P56">l’associazione <text:span text:style-name="T61">elenca</text:span><text:span text:style-name="T66"> fra </text:span><text:span text:style-name="T4">foglio</text:span><text:span text:style-name="T66"> ed i Compiti è modificata in accordo a </text:span><text:span text:style-name="T4">ordinamento</text:span></text:p>
        </text:list-item>
      </text:list>
      <text:p text:style-name="P32"/>
      <text:p text:style-name="P32"/>
      <text:p text:style-name="P6"><text:span text:style-name="T91">4</text:span>. <text:span text:style-name="T91">consultaTabelloneTurni</text:span>(<text:span text:style-name="T21">)</text:span></text:p>
      <text:p text:style-name="P13"/>
      <text:p text:style-name="P19">Pre-condizioni : <text:span text:style-name="T68">assenti, potrebbe essere eseguita in qualsiasi momento / UC</text:span></text:p>
      <text:p text:style-name="P19">Post-condizioni : <text:span text:style-name="T68">assenti, è un’interrogazione al sistema</text:span></text:p>
      <text:p text:style-name="P32"/>
      <text:p text:style-name="P3"/>
      <text:p text:style-name="P3"/>
      <text:p text:style-name="P3"/>
      <text:p text:style-name="P3"/>
      <text:p text:style-name="P3"/>
      <text:p text:style-name="P3"><text:soft-page-break/><text:span text:style-name="T91">5</text:span>. <text:span text:style-name="T65">assegnaCompito</text:span>(<text:span text:style-name="T11">foglio</text:span><text:span text:style-name="T31"> : FoglioRiepilogativo, </text:span><text:span text:style-name="T10">compito</text:span><text:span text:style-name="T30"> : Compito, </text:span><text:span text:style-name="T10">turno</text:span><text:span text:style-name="T30"> : TurnoDiCucina, </text:span><text:span text:style-name="T10">cuoco?</text:span><text:span text:style-name="T30"> : Cuoco, </text:span><text:span text:style-name="T15">stimaT</text:span><text:span text:style-name="T10">empo?</text:span><text:span text:style-name="T30"> : minuti, </text:span><text:span text:style-name="T10">quantità?</text:span><text:span text:style-name="T30"> : </text:span><text:span text:style-name="T35">testo</text:span><text:span text:style-name="T21">)</text:span></text:p>
      <text:p text:style-name="P11"/>
      <text:p text:style-name="P17">Pre-condizioni :</text:p>
      <text:list xml:id="list101541755699459" text:continue-list="list101542306750184" text:style-name="L1">
        <text:list-item>
          <text:p text:style-name="P49">sono state <text:span text:style-name="T95">aperte</text:span> una o più istanze di FoglioRiepilogativo comprendenti <text:span text:style-name="T1">foglio</text:span> </text:p>
        </text:list-item>
        <text:list-item>
          <text:p text:style-name="P68"><text:span text:style-name="T74">foglio</text:span><text:span text:style-name="T83"> </text:span><text:span text:style-name="T84">elenca</text:span><text:span text:style-name="T83"> </text:span><text:span text:style-name="T74">compito</text:span></text:p>
        </text:list-item>
      </text:list>
      <text:p text:style-name="P25"/>
      <text:p text:style-name="P22">Post-condizioni : <text:span text:style-name="T69">se </text:span><text:span text:style-name="T72">[ </text:span><text:span text:style-name="T6">cuoco</text:span><text:span text:style-name="T70"> non è specificato oppure </text:span><text:span text:style-name="T6">cuoco</text:span><text:span text:style-name="T70"> </text:span><text:span text:style-name="T92">è disponibile in</text:span><text:span text:style-name="T70"> </text:span><text:span text:style-name="T6">turno</text:span><text:span text:style-name="T70"> </text:span><text:span text:style-name="T72">] </text:span><text:span text:style-name="T70"><text:s/></text:span><text:span text:style-name="T73">AND</text:span></text:p>
      <text:p text:style-name="P22"><text:span text:style-name="T6">turno</text:span><text:span text:style-name="T70">.</text:span><text:span text:style-name="T71">stato temporale != passato </text:span><text:span text:style-name="T72">AND </text:span><text:span text:style-name="T7">turno</text:span><text:span text:style-name="T72">.completo <text:s/>= no</text:span></text:p>
      <text:list xml:id="list1030327291" text:style-name="L7">
        <text:list-item>
          <text:p text:style-name="P64"><text:span text:style-name="T67">ch</text:span><text:span text:style-name="T86"> </text:span><text:span text:style-name="T74">attribuisce</text:span><text:span text:style-name="T86"> </text:span><text:span text:style-name="T79">compito</text:span></text:p>
        </text:list-item>
        <text:list-item>
          <text:p text:style-name="P69"><text:span text:style-name="T86">compito</text:span><text:span text:style-name="T85"> </text:span><text:span text:style-name="T83">è svolto in</text:span><text:span text:style-name="T85"> </text:span><text:span text:style-name="T86">turno</text:span></text:p>
        </text:list-item>
        <text:list-item>
          <text:p text:style-name="P65"><text:span text:style-name="T86">[se è specificato un </text:span><text:span text:style-name="T79">cuoco</text:span><text:span text:style-name="T86">] <text:s/></text:span><text:span text:style-name="T79">cuoco</text:span><text:span text:style-name="T86"> </text:span><text:span text:style-name="T74">lavora a </text:span><text:span text:style-name="T79">compito</text:span></text:p>
        </text:list-item>
        <text:list-item>
          <text:p text:style-name="P65"><text:span text:style-name="T86">[se è specificato un </text:span><text:span text:style-name="T79">tempo</text:span><text:span text:style-name="T86">] <text:s/></text:span><text:span text:style-name="T79">compito</text:span><text:span text:style-name="T86">.</text:span><text:span text:style-name="T88">stima tempo</text:span><text:span text:style-name="T86"> = </text:span><text:span text:style-name="T80">stimaT</text:span><text:span text:style-name="T79">empo</text:span></text:p>
        </text:list-item>
        <text:list-item>
          <text:p text:style-name="P65"><text:span text:style-name="T86">[se è specificata una </text:span><text:span text:style-name="T79">quantità</text:span><text:span text:style-name="T86">] <text:s/></text:span><text:span text:style-name="T79">compito</text:span><text:span text:style-name="T86">.</text:span><text:span text:style-name="T87">quantità =</text:span><text:span text:style-name="T74"> </text:span><text:span text:style-name="T79">quantità</text:span></text:p>
        </text:list-item>
      </text:list>
      <text:p text:style-name="P34"/>
      <text:p text:style-name="P32"/>
      <text:p text:style-name="P32"/>
      <text:p text:style-name="P7"><text:span text:style-name="T91">5a</text:span>.<text:span text:style-name="T65">1</text:span> <text:span text:style-name="T65">modificaCuoco</text:span>(<text:span text:style-name="T11">foglio</text:span><text:span text:style-name="T31"> : FoglioRiepilogativo, </text:span><text:span text:style-name="T10">compito</text:span><text:span text:style-name="T30"> : Compito, </text:span><text:span text:style-name="T10">cuoco?</text:span><text:span text:style-name="T30"> : Cuoco</text:span><text:span text:style-name="T21">)</text:span></text:p>
      <text:p text:style-name="P11"/>
      <text:p text:style-name="P17">Pre-condizioni :</text:p>
      <text:list xml:id="list101542151992555" text:continue-list="list101541755699459" text:style-name="L1">
        <text:list-item>
          <text:p text:style-name="P50">sono state <text:span text:style-name="T95">aperte</text:span> una o più istanze di FoglioRiepilogativo comprendenti <text:span text:style-name="T1">foglio</text:span> </text:p>
        </text:list-item>
        <text:list-item>
          <text:p text:style-name="P35"><text:span text:style-name="T113">foglio</text:span><text:span text:style-name="T99"> </text:span><text:span text:style-name="T110">elenca</text:span><text:span text:style-name="T99"> </text:span><text:span text:style-name="T113">compito</text:span></text:p>
        </text:list-item>
      </text:list>
      <text:p text:style-name="P28"/>
      <text:p text:style-name="P20">Post-condizioni :</text:p>
      <text:list xml:id="list4188850789" text:style-name="L8">
        <text:list-item>
          <text:p text:style-name="P73"><text:span text:style-name="T122">se </text:span><text:span text:style-name="T133">cuoco</text:span><text:span text:style-name="T123"> è specificato <text:s/></text:span><text:span text:style-name="T127">AND <text:s/>[</text:span><text:span text:style-name="T129">SE</text:span><text:span text:style-name="T123"> </text:span><text:span text:style-name="T124">esiste un TurnoDiCucina </text:span><text:span text:style-name="T117">turno</text:span><text:span text:style-name="T98"> tale che </text:span><text:span text:style-name="T112">compito</text:span><text:span text:style-name="T98"> </text:span><text:span text:style-name="T109">è svolto in</text:span><text:span text:style-name="T98"> </text:span><text:span text:style-name="T117">turno</text:span><text:span text:style-name="T98"> </text:span><text:span text:style-name="T106">ALLORA</text:span><text:span text:style-name="T98"> </text:span><text:span text:style-name="T112">cuoco</text:span><text:span text:style-name="T98"> </text:span><text:span text:style-name="T109">è disponibile in</text:span><text:span text:style-name="T98"> </text:span><text:span text:style-name="T117">turno</text:span><text:span text:style-name="T104">]</text:span></text:p>
          <text:list>
            <text:list-item>
              <text:p text:style-name="P74"><text:span text:style-name="T136">[se un cuoco </text:span><text:span text:style-name="T120">cuoco</text:span><text:span text:style-name="T136"> </text:span><text:span text:style-name="T139">lavora a </text:span><text:span text:style-name="T132">compito</text:span><text:span text:style-name="T136">] <text:s/>la relazione </text:span><text:span text:style-name="T139">lavora a </text:span><text:span text:style-name="T136">tra </text:span><text:span text:style-name="T120">cuoco</text:span><text:span text:style-name="T136"> e </text:span><text:span text:style-name="T132">compito</text:span><text:span text:style-name="T136"> è eliminata</text:span></text:p>
            </text:list-item>
            <text:list-item>
              <text:p text:style-name="P75"><text:span text:style-name="T136">cuoco</text:span><text:span text:style-name="T121"> </text:span><text:span text:style-name="T130">lavora a </text:span><text:span text:style-name="T136">compito</text:span></text:p>
            </text:list-item>
          </text:list>
        </text:list-item>
        <text:list-item>
          <text:p text:style-name="P75"><text:span text:style-name="T121">se </text:span><text:span text:style-name="T136">cuoco</text:span><text:span text:style-name="T121"> non è specificato</text:span></text:p>
          <text:list>
            <text:list-item>
              <text:p text:style-name="P74"><text:span text:style-name="T136">[se un cuoco </text:span><text:span text:style-name="T120">cuoco</text:span><text:span text:style-name="T136"> </text:span><text:span text:style-name="T139">lavora a </text:span><text:span text:style-name="T132">compito</text:span><text:span text:style-name="T136">] <text:s/>la relazione </text:span><text:span text:style-name="T139">lavora a </text:span><text:span text:style-name="T136">tra </text:span><text:span text:style-name="T120">cuoco</text:span><text:span text:style-name="T136"> e </text:span><text:span text:style-name="T132">compito</text:span><text:span text:style-name="T136"> è eliminata</text:span></text:p>
            </text:list-item>
          </text:list>
        </text:list-item>
      </text:list>
      <text:p text:style-name="P26"/>
      <text:p text:style-name="P26"/>
      <text:p text:style-name="P8"><text:span text:style-name="T91">5b</text:span>.<text:span text:style-name="T65">1</text:span> <text:span text:style-name="T65">modificaTurnoDiCucina</text:span>(<text:span text:style-name="T11">foglio</text:span><text:span text:style-name="T31"> : FoglioRiepilogativo, </text:span><text:span text:style-name="T10">compito</text:span><text:span text:style-name="T30"> : Compito, </text:span><text:span text:style-name="T16">turno</text:span><text:span text:style-name="T10">?</text:span><text:span text:style-name="T30"> : </text:span><text:span text:style-name="T36">TurnoDiCucina</text:span><text:span text:style-name="T21">)</text:span></text:p>
      <text:p text:style-name="P14"/>
      <text:p text:style-name="P20">Pre-condizioni :</text:p>
      <text:list xml:id="list101542626497174" text:continue-list="list101542151992555" text:style-name="L1">
        <text:list-item>
          <text:p text:style-name="P51">sono state <text:span text:style-name="T95">aperte</text:span> una o più istanze di FoglioRiepilogativo comprendenti <text:span text:style-name="T1">foglio</text:span> </text:p>
        </text:list-item>
        <text:list-item>
          <text:p text:style-name="P35"><text:span text:style-name="T113">foglio</text:span><text:span text:style-name="T99"> </text:span><text:span text:style-name="T110">elenca</text:span><text:span text:style-name="T99"> </text:span><text:span text:style-name="T113">compito</text:span></text:p>
        </text:list-item>
      </text:list>
      <text:p text:style-name="P28"/>
      <text:p text:style-name="P20">Post-condizioni :</text:p>
      <text:list xml:id="list2662113195" text:style-name="L9">
        <text:list-item>
          <text:p text:style-name="P76"><text:span text:style-name="T121">se </text:span><text:span text:style-name="T137">turno</text:span><text:span text:style-name="T121"> non è specificato</text:span></text:p>
          <text:list>
            <text:list-item>
              <text:p text:style-name="P57"><text:span text:style-name="T122">[se </text:span><text:span text:style-name="T20">compito</text:span><text:span text:style-name="T122"> </text:span><text:span text:style-name="T63">è svolto in</text:span><text:span text:style-name="T140"> un TurnoDiCucina </text:span><text:span text:style-name="T42">turno</text:span><text:span text:style-name="T122">] <text:s/>la relazione </text:span><text:span text:style-name="T63">è svolto in</text:span><text:span text:style-name="T64"> </text:span><text:span text:style-name="T122">tra </text:span><text:span text:style-name="T17">compito</text:span><text:span text:style-name="T122"> e </text:span><text:span text:style-name="T42">turno </text:span><text:span text:style-name="T122">è eliminata</text:span></text:p>
            </text:list-item>
          </text:list>
        </text:list-item>
        <text:list-item>
          <text:p text:style-name="P78"><text:span text:style-name="T122">se </text:span><text:span text:style-name="T134">turno</text:span><text:span text:style-name="T123"> è specificato <text:s/></text:span><text:span text:style-name="T126">AND </text:span><text:span text:style-name="T123"><text:s/></text:span><text:span text:style-name="T134">turno</text:span><text:span text:style-name="T125">.stato temporale != passato</text:span><text:span text:style-name="T123"> </text:span><text:span text:style-name="T124"><text:s/></text:span><text:span text:style-name="T126">AND <text:s/></text:span><text:span text:style-name="T135">turno</text:span><text:span text:style-name="T128">.completo = no<text:line-break/>AND</text:span><text:span text:style-name="T126"> </text:span><text:span text:style-name="T125"><text:s/></text:span><text:span text:style-name="T126">[</text:span><text:span text:style-name="T128">SE</text:span><text:span text:style-name="T126"> </text:span><text:span text:style-name="T124">esiste un </text:span><text:span text:style-name="T100">Cuoco </text:span><text:span text:style-name="T118">cuoco</text:span><text:span text:style-name="T100"> tale che </text:span><text:span text:style-name="T118">cuoco </text:span><text:span text:style-name="T111">lavora a </text:span><text:span text:style-name="T114">compito</text:span><text:span text:style-name="T101"> </text:span><text:span text:style-name="T105">ALLORA</text:span><text:span text:style-name="T101"> </text:span><text:span text:style-name="T119">cuoco </text:span><text:span text:style-name="T111">è disponibile in </text:span><text:span text:style-name="T114">turno</text:span><text:span text:style-name="T101">]</text:span></text:p>
          <text:list>
            <text:list-item>
              <text:p text:style-name="P58"><text:soft-page-break/><text:span text:style-name="T136">[se </text:span><text:span text:style-name="T1">compito</text:span><text:span text:style-name="T136"> </text:span><text:span text:style-name="T63">è svolto in</text:span><text:span text:style-name="T140"> un TurnoDiCucina </text:span><text:span text:style-name="T42">turno</text:span><text:span text:style-name="T136">] <text:s/>la relazione </text:span><text:span text:style-name="T63">è svolto in</text:span><text:span text:style-name="T60"> </text:span><text:span text:style-name="T136">tra </text:span><text:span text:style-name="T17">compito</text:span><text:span text:style-name="T136"> e </text:span><text:span text:style-name="T42">turno </text:span><text:span text:style-name="T136">è eliminata</text:span></text:p>
            </text:list-item>
            <text:list-item>
              <text:p text:style-name="P77"><text:span text:style-name="T136">compito</text:span><text:span text:style-name="T121"> </text:span><text:span text:style-name="T131">è svolto in</text:span><text:span text:style-name="T127"> </text:span><text:span text:style-name="T138">turno</text:span></text:p>
            </text:list-item>
          </text:list>
        </text:list-item>
      </text:list>
      <text:p text:style-name="P27"/>
      <text:p text:style-name="P27"/>
      <text:p text:style-name="P27"/>
      <text:p text:style-name="P9"><text:span text:style-name="T91">5c</text:span>.<text:span text:style-name="T65">1</text:span> <text:span text:style-name="T65">modificaStimaTempo</text:span>(<text:span text:style-name="T11">foglio</text:span><text:span text:style-name="T31"> : FoglioRiepilogativo, </text:span><text:span text:style-name="T10">compito</text:span><text:span text:style-name="T30"> : Compito, </text:span><text:span text:style-name="T18">stimaTempo</text:span><text:span text:style-name="T37"> : minuti</text:span><text:span text:style-name="T21">)</text:span></text:p>
      <text:p text:style-name="P15"/>
      <text:p text:style-name="P21">Pre-condizioni :</text:p>
      <text:list xml:id="list101541980200491" text:continue-list="list101542626497174" text:style-name="L1">
        <text:list-item>
          <text:p text:style-name="P52">sono state <text:span text:style-name="T95">aperte</text:span> una o più istanze di FoglioRiepilogativo comprendenti <text:span text:style-name="T1">foglio</text:span> </text:p>
        </text:list-item>
        <text:list-item>
          <text:p text:style-name="P36"><text:span text:style-name="T113">foglio</text:span><text:span text:style-name="T99"> </text:span><text:span text:style-name="T110">elenca</text:span><text:span text:style-name="T99"> </text:span><text:span text:style-name="T113">compito</text:span></text:p>
        </text:list-item>
      </text:list>
      <text:p text:style-name="P29"/>
      <text:p text:style-name="P21">Post-condizioni :</text:p>
      <text:list xml:id="list6763200" text:style-name="L10">
        <text:list-item>
          <text:p text:style-name="P59"><text:span text:style-name="T1">compito</text:span>.stima tempo = <text:span text:style-name="T1">stimaTempo</text:span></text:p>
        </text:list-item>
      </text:list>
      <text:p text:style-name="P30"/>
      <text:p text:style-name="P30"/>
      <text:p text:style-name="P30"/>
      <text:p text:style-name="P9"><text:span text:style-name="T91">5d</text:span>.<text:span text:style-name="T65">1</text:span> <text:span text:style-name="T65">modificaQuantità</text:span>(<text:span text:style-name="T11">foglio</text:span><text:span text:style-name="T31"> : FoglioRiepilogativo, </text:span><text:span text:style-name="T10">compito</text:span><text:span text:style-name="T30"> : Compito, </text:span><text:span text:style-name="T19">quantità</text:span><text:span text:style-name="T38"> : testo</text:span><text:span text:style-name="T21">)</text:span></text:p>
      <text:p text:style-name="P15"/>
      <text:p text:style-name="P21">Pre-condizioni :</text:p>
      <text:list xml:id="list2195200662" text:style-name="L11">
        <text:list-item>
          <text:p text:style-name="P79"><text:span text:style-name="T102">sono state </text:span><text:span text:style-name="T103">aperte</text:span><text:span text:style-name="T102"> una o più istanze di FoglioRiepilogativo comprendenti </text:span><text:span text:style-name="T115">foglio</text:span><text:span text:style-name="T102"> </text:span></text:p>
        </text:list-item>
      </text:list>
      <text:list xml:id="list101542562118511" text:continue-list="list101541980200491" text:style-name="L1">
        <text:list-item>
          <text:p text:style-name="P36"><text:span text:style-name="T113">foglio</text:span><text:span text:style-name="T99"> </text:span><text:span text:style-name="T110">elenca</text:span><text:span text:style-name="T99"> </text:span><text:span text:style-name="T113">compito</text:span></text:p>
        </text:list-item>
      </text:list>
      <text:p text:style-name="P29"/>
      <text:p text:style-name="P21">Post-condizioni :</text:p>
      <text:list xml:id="list39951410" text:style-name="L12">
        <text:list-item>
          <text:p text:style-name="P60"><text:span text:style-name="T1">compito</text:span>.quantità = <text:span text:style-name="T1">quantità</text:span></text:p>
        </text:list-item>
      </text:list>
      <text:p text:style-name="P33"/>
      <text:p text:style-name="P33"/>
      <text:p text:style-name="P33"/>
      <text:p text:style-name="P5"><text:span text:style-name="T91">5e</text:span>.<text:span text:style-name="T65">1</text:span> <text:span text:style-name="T65">segnaCompitoDaPreparare</text:span>(<text:span text:style-name="T13">foglio</text:span><text:span text:style-name="T33"> : FoglioRiepilogativo,</text:span><text:span text:style-name="T21"> </text:span><text:span text:style-name="T3">compito</text:span><text:span text:style-name="T24"> : Compito, </text:span><text:span text:style-name="T3">daPreparare</text:span><text:span text:style-name="T24"> : sì/no</text:span><text:span text:style-name="T21">)</text:span></text:p>
      <text:p text:style-name="P12"/>
      <text:p text:style-name="P18">Pre-condizioni : --</text:p>
      <text:p text:style-name="P23">Post-condizioni : <text:span text:style-name="T89">SE </text:span><text:span text:style-name="T81">compito.</text:span><text:span text:style-name="T89">daPreparare = sì AND </text:span><text:span text:style-name="T81">daPreparare</text:span><text:span text:style-name="T89"> = no ALLORA </text:span><text:span text:style-name="T75">nessun</text:span><text:span text:style-name="T90"> Cuoco </text:span><text:span text:style-name="T75">lavora a </text:span><text:span text:style-name="T82">compito</text:span><text:span text:style-name="T90"> e </text:span><text:span text:style-name="T82">compito</text:span><text:span text:style-name="T90"> </text:span><text:span text:style-name="T75">non è svolto in</text:span><text:span text:style-name="T90"> alcun TurnoDiCucina</text:span></text:p>
      <text:list xml:id="list603016703" text:style-name="L13">
        <text:list-item>
          <text:p text:style-name="P40">compito<text:span text:style-name="T21">.daPreparare = </text:span>daPreparare</text:p>
        </text:list-item>
      </text:list>
      <text:p text:style-name="P32"/>
      <text:p text:style-name="P32"/>
      <text:p text:style-name="P32"/>
      <text:p text:style-name="P5"><text:span text:style-name="T91">5f</text:span>.<text:span text:style-name="T65">1</text:span> <text:span text:style-name="T65">segnaTurnoDiCucinaCompleto</text:span>(<text:span text:style-name="T3">turno</text:span><text:span text:style-name="T24"> : TurnoDiCucina, </text:span><text:span text:style-name="T3">completo</text:span><text:span text:style-name="T24"> : sì/no</text:span><text:span text:style-name="T21">)</text:span></text:p>
      <text:p text:style-name="P12"/>
      <text:p text:style-name="P18">Pre-condizioni : --</text:p>
      <text:p text:style-name="P18">Post-condizioni : </text:p>
      <text:list xml:id="list1029289341" text:style-name="L14">
        <text:list-item>
          <text:p text:style-name="P41">turno<text:span text:style-name="T21">.completo = </text:span>comple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5T10:15:38.301000000</dc:date>
    <meta:editing-duration>P1DT1H17M5S</meta:editing-duration>
    <meta:editing-cycles>18</meta:editing-cycles>
    <meta:document-statistic meta:table-count="0" meta:image-count="0" meta:object-count="0" meta:page-count="4" meta:paragraph-count="99" meta:word-count="864" meta:character-count="5459" meta:non-whitespace-character-count="4718"/>
  </office:meta>
</office:document-meta>
</file>